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02aa2c" officeooo:paragraph-rsid="0002aa2c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038638" officeooo:paragraph-rsid="000386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!/usr/bin/env python</text:p>
      <text:p text:style-name="P2"># -*- coding: utf-8 -*-</text:p>
      <text:p text:style-name="P2">import redis</text:p>
      <text:p text:style-name="P2">import requests</text:p>
      <text:p text:style-name="P2">import bs4</text:p>
      <text:p text:style-name="P2">import csv</text:p>
      <text:p text:style-name="P2">import sys</text:p>
      <text:p text:style-name="P2">reload(sys)</text:p>
      <text:p text:style-name="P2">sys.setdefaultencoding('utf8')</text:p>
      <text:p text:style-name="P2"/>
      <text:p text:style-name="P2"/>
      <text:p text:style-name="P2"/>
      <text:p text:style-name="P2">r= redis.StrictRedis(host='localhost',port=6379, db=0)</text:p>
      <text:p text:style-name="P2"/>
      <text:p text:style-name="P2">subjects=[]</text:p>
      <text:p text:style-name="P2"/>
      <text:p text:style-name="P2"/>
      <text:p text:style-name="P2"/>
      <text:p text:style-name="P2">urls = r.keys()</text:p>
      <text:p text:style-name="P2">out = open('shopsdata.csv', 'w')</text:p>
      <text:p text:style-name="P2">writer = csv.writer(out, delimiter=",")</text:p>
      <text:p text:style-name="P2">page=requests.get("http://www.asnafyab.ir/33981536")</text:p>
      <text:p text:style-name="P2">soup = bs4.BeautifulSoup(page.content,"lxml")</text:p>
      <text:p text:style-name="P2"><text:s text:c="2"/></text:p>
      <text:p text:style-name="P2">for a in soup.findAll("div", { "class" : "JobDetail" }) : </text:p>
      <text:p text:style-name="P2"><text:s text:c="11"/>spans = soup.findAll("span")</text:p>
      <text:p text:style-name="P2"><text:s text:c="11"/></text:p>
      <text:p text:style-name="P2"><text:s text:c="11"/>for s in spans :</text:p>
      <text:p text:style-name="P2"><text:s text:c="15"/>subjects.append(s)</text:p>
      <text:p text:style-name="P2"><text:s text:c="27"/></text:p>
      <text:p text:style-name="P2"><text:s text:c="11"/></text:p>
      <text:p text:style-name="P2">print "this is subjects:"</text:p>
      <text:p text:style-name="P2">print subjects[1]</text:p>
      <text:p text:style-name="P2">print subjects[3]</text:p>
      <text:p text:style-name="P2">print subjects[5]</text:p>
      <text:p text:style-name="P2">print subjects[7]</text:p>
      <text:p text:style-name="P2">print subjects[9]</text:p>
      <text:p text:style-name="P2">print subjects[11]</text:p>
      <text:p text:style-name="P2">print subjects[13]</text:p>
      <text:p text:style-name="P2">i=0</text:p>
      <text:p text:style-name="P2">for url in urls :</text:p>
      <text:p text:style-name="P2"><text:s text:c="16"/>i=i + 1</text:p>
      <text:p text:style-name="P2"><text:s text:c="16"/>print i</text:p>
      <text:p text:style-name="P2"><text:s text:c="16"/>if i == 10 :</text:p>
      <text:p text:style-name="P2"><text:soft-page-break/><text:s text:c="20"/>break</text:p>
      <text:p text:style-name="P2"><text:s text:c="16"/>page=requests.get("http://www.asnafyab.ir/" + url)</text:p>
      <text:p text:style-name="P2"><text:s text:c="16"/>soup = bs4.BeautifulSoup(page.content,"lxml")</text:p>
      <text:p text:style-name="P2"><text:s text:c="18"/></text:p>
      <text:p text:style-name="P2"><text:s text:c="16"/>for a in soup.findAll("div", { "class" : "JobDetail" }) : </text:p>
      <text:p text:style-name="P2"><text:s text:c="27"/>spans = soup.findAll("span")</text:p>
      <text:p text:style-name="P2"><text:s text:c="27"/></text:p>
      <text:p text:style-name="P2"><text:s text:c="27"/>for s in spans:</text:p>
      <text:p text:style-name="P2"><text:s text:c="31"/></text:p>
      <text:p text:style-name="P2"><text:s text:c="31"/>if s == subjects[1]:</text:p>
      <text:p text:style-name="P2"><text:s text:c="35"/>index = spans.index(s)</text:p>
      <text:p text:style-name="P2"><text:s text:c="35"/>sharh= spans[index+1].text</text:p>
      <text:p text:style-name="P2"><text:s text:c="36"/></text:p>
      <text:p text:style-name="P2"><text:s text:c="31"/>if s == subjects[3]:</text:p>
      <text:p text:style-name="P2"><text:s text:c="35"/>index = spans.index(s)</text:p>
      <text:p text:style-name="P2"><text:s text:c="35"/>modir= spans[index+1].text</text:p>
      <text:p text:style-name="P2"/>
      <text:p text:style-name="P2"/>
      <text:p text:style-name="P2"><text:s text:c="31"/>if s == subjects[5]:</text:p>
      <text:p text:style-name="P2"><text:s text:c="35"/>index = spans.index(s)</text:p>
      <text:p text:style-name="P2"><text:s text:c="35"/>tamas = spans[index+1].text</text:p>
      <text:p text:style-name="P2"/>
      <text:p text:style-name="P2"><text:s text:c="31"/>if s == subjects[7]:</text:p>
      <text:p text:style-name="P2"><text:s text:c="35"/>index = spans.index(s)</text:p>
      <text:p text:style-name="P2"><text:s text:c="35"/>hamrah= spans[index+1].text</text:p>
      <text:p text:style-name="P2"/>
      <text:p text:style-name="P2"><text:s text:c="31"/>if s == subjects[9]:</text:p>
      <text:p text:style-name="P2"><text:s text:c="35"/>index = spans.index(s)</text:p>
      <text:p text:style-name="P2"><text:s text:c="35"/>mantaghe= spans[index+1].text</text:p>
      <text:p text:style-name="P2"/>
      <text:p text:style-name="P2"><text:s text:c="31"/>if s == subjects[11]:</text:p>
      <text:p text:style-name="P2"><text:s text:c="35"/>index = spans.index(s)</text:p>
      <text:p text:style-name="P2"><text:s text:c="35"/>address= spans[index+1].text</text:p>
      <text:p text:style-name="P2"/>
      <text:p text:style-name="P2"/>
      <text:p text:style-name="P2"><text:s text:c="31"/>if s == subjects[13]:</text:p>
      <text:p text:style-name="P2"><text:s text:c="35"/>index = spans.index(s)</text:p>
      <text:p text:style-name="P2"><text:s text:c="35"/>website= spans[index+1].text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 text:c="16"/></text:p>
      <text:p text:style-name="P2"><text:s text:c="23"/></text:p>
      <text:p text:style-name="P2"><text:s text:c="16"/>new_row =[sharh,modir,tamas,hamrah]</text:p>
      <text:p text:style-name="P2"><text:s text:c="16"/>writer.writerow(new_row)</text:p>
      <text:p text:style-name="P2"/>
      <text:p text:style-name="P2">out.close()</text:p>
      <text:p text:style-name="P2"><text:s text:c="4"/></text:p>
      <text:p text:style-name="P2"><text:s text:c="4"/></text:p>
      <text:p text:style-name="P2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8:15:10.524988851</meta:creation-date>
    <dc:date>2016-11-29T18:55:22.626148279</dc:date>
    <meta:editing-duration>PT24M20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3" meta:paragraph-count="76" meta:word-count="183" meta:character-count="2619" meta:non-whitespace-character-count="1338"/>
  </office:meta>
</office:document-meta>
</file>